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d51f" officeooo:paragraph-rsid="000dd51f"/>
    </style:style>
    <style:style style:name="P2" style:family="paragraph" style:parent-style-name="Standard">
      <style:text-properties officeooo:rsid="000dd51f" officeooo:paragraph-rsid="000ef123"/>
    </style:style>
    <style:style style:name="P3" style:family="paragraph" style:parent-style-name="Standard">
      <style:text-properties fo:color="#7f7f7f" loext:opacity="100%" officeooo:paragraph-rsid="00116541"/>
    </style:style>
    <style:style style:name="P4" style:family="paragraph" style:parent-style-name="Standard">
      <style:text-properties officeooo:paragraph-rsid="00116541"/>
    </style:style>
    <style:style style:name="P5" style:family="paragraph" style:parent-style-name="Standard">
      <style:text-properties officeooo:rsid="00116541" officeooo:paragraph-rsid="00116541"/>
    </style:style>
    <style:style style:name="P6" style:family="paragraph" style:parent-style-name="Standard">
      <style:text-properties fo:color="#468a1a" loext:opacity="100%" officeooo:paragraph-rsid="00116541"/>
    </style:style>
    <style:style style:name="P7" style:family="paragraph" style:parent-style-name="Standard">
      <style:text-properties fo:color="#468a1a" loext:opacity="100%" fo:font-weight="bold" officeooo:paragraph-rsid="00116541" style:font-weight-asian="bold" style:font-weight-complex="bold"/>
    </style:style>
    <style:style style:name="P8" style:family="paragraph" style:parent-style-name="Standard">
      <style:text-properties officeooo:paragraph-rsid="00122e29"/>
    </style:style>
    <style:style style:name="P9" style:family="paragraph" style:parent-style-name="Standard">
      <style:text-properties fo:color="#ff0000" loext:opacity="100%" fo:font-weight="bold" officeooo:rsid="000dd51f" officeooo:paragraph-rsid="000ef123" style:font-weight-asian="bold" style:font-weight-complex="bold"/>
    </style:style>
    <style:style style:name="P10" style:family="paragraph" style:parent-style-name="Standard">
      <style:paragraph-properties fo:margin-left="0cm" fo:margin-right="0cm" fo:text-indent="1.249cm" style:auto-text-indent="false"/>
      <style:text-properties officeooo:rsid="000dd51f" officeooo:paragraph-rsid="00116541"/>
    </style:style>
    <style:style style:name="P11" style:family="paragraph" style:parent-style-name="Standard">
      <style:paragraph-properties fo:margin-left="0cm" fo:margin-right="0cm" fo:text-indent="1.249cm" style:auto-text-indent="false"/>
      <style:text-properties fo:color="#7f7f7f" loext:opacity="100%" officeooo:paragraph-rsid="00116541"/>
    </style:style>
    <style:style style:name="P12" style:family="paragraph" style:parent-style-name="Standard">
      <style:paragraph-properties fo:margin-left="0cm" fo:margin-right="0cm" fo:text-indent="1.249cm" style:auto-text-indent="false"/>
      <style:text-properties officeooo:paragraph-rsid="00116541"/>
    </style:style>
    <style:style style:name="P13" style:family="paragraph" style:parent-style-name="Standard">
      <style:paragraph-properties fo:margin-left="1.249cm" fo:margin-right="0cm" fo:text-indent="0cm" style:auto-text-indent="false"/>
      <style:text-properties officeooo:paragraph-rsid="00116541"/>
    </style:style>
    <style:style style:name="P14" style:family="paragraph" style:parent-style-name="Standard">
      <style:paragraph-properties fo:margin-left="1.249cm" fo:margin-right="0cm" fo:text-indent="0cm" style:auto-text-indent="false"/>
      <style:text-properties fo:color="#468a1a" loext:opacity="100%" fo:font-weight="bold" officeooo:rsid="00122e29" officeooo:paragraph-rsid="00122e29" style:font-weight-asian="bold" style:font-weight-complex="bold"/>
    </style:style>
    <style:style style:name="P15" style:family="paragraph" style:parent-style-name="Standard">
      <style:paragraph-properties fo:margin-left="1.249cm" fo:margin-right="0cm" fo:text-indent="0cm" style:auto-text-indent="false"/>
      <style:text-properties fo:color="#468a1a" loext:opacity="100%" fo:font-weight="bold" officeooo:rsid="00122e29" officeooo:paragraph-rsid="0012bbb5" style:font-weight-asian="bold" style:font-weight-complex="bold"/>
    </style:style>
    <style:style style:name="P16" style:family="paragraph" style:parent-style-name="Standard">
      <style:paragraph-properties fo:margin-left="1.249cm" fo:margin-right="0cm" fo:text-indent="0cm" style:auto-text-indent="false"/>
      <style:text-properties fo:color="#468a1a" loext:opacity="100%" fo:font-weight="bold" officeooo:rsid="0013fac9" officeooo:paragraph-rsid="0013fac9" style:font-weight-asian="bold" style:font-weight-complex="bold"/>
    </style:style>
    <style:style style:name="P17" style:family="paragraph" style:parent-style-name="Standard">
      <style:paragraph-properties fo:margin-left="1.235cm" fo:margin-right="0cm" fo:text-indent="0cm" style:auto-text-indent="false"/>
      <style:text-properties officeooo:paragraph-rsid="00116541"/>
    </style:style>
    <style:style style:name="P18" style:family="paragraph" style:parent-style-name="Standard">
      <style:paragraph-properties fo:margin-left="0cm" fo:margin-right="0cm" fo:text-indent="1.235cm" style:auto-text-indent="false"/>
      <style:text-properties officeooo:paragraph-rsid="00116541"/>
    </style:style>
    <style:style style:name="T1" style:family="text">
      <style:text-properties officeooo:rsid="000ef12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f123" style:font-weight-asian="bold" style:font-weight-complex="bold"/>
    </style:style>
    <style:style style:name="T4" style:family="text">
      <style:text-properties fo:font-weight="bold" officeooo:rsid="0013fac9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7f7f7f" loext:opacity="10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7f7f7f" loext:opacity="100%"/>
    </style:style>
    <style:style style:name="T9" style:family="text">
      <style:text-properties fo:color="#7f7f7f" loext:opacity="100%" fo:font-weight="bold" style:font-weight-asian="bold" style:font-weight-complex="bold"/>
    </style:style>
    <style:style style:name="T10" style:family="text">
      <style:text-properties fo:color="#7f7f7f" loext:opacity="100%" officeooo:rsid="0012bbb5"/>
    </style:style>
    <style:style style:name="T11" style:family="text">
      <style:text-properties officeooo:rsid="00116541"/>
    </style:style>
    <style:style style:name="T12" style:family="text">
      <style:text-properties officeooo:rsid="00122e29"/>
    </style:style>
    <style:style style:name="T13" style:family="text">
      <style:text-properties fo:color="#ff0000" loext:opacity="100%" fo:font-weight="bold" officeooo:rsid="00122e29" style:font-weight-asian="bold" style:font-weight-complex="bold"/>
    </style:style>
    <style:style style:name="T14" style:family="text">
      <style:text-properties fo:color="#ff0000" loext:opacity="100%" fo:font-weight="bold" officeooo:rsid="0013fac9" style:font-weight-asian="bold" style:font-weight-complex="bold"/>
    </style:style>
    <style:style style:name="T15" style:family="text">
      <style:text-properties fo:color="#468a1a" loext:opacity="100%"/>
    </style:style>
    <style:style style:name="T16" style:family="text">
      <style:text-properties fo:color="#468a1a" loext:opacity="100%" fo:font-weight="bold" officeooo:rsid="00116541" style:font-weight-asian="bold" style:font-weight-complex="bold"/>
    </style:style>
    <style:style style:name="T17" style:family="text">
      <style:text-properties fo:color="#468a1a" loext:opacity="100%" fo:font-weight="bold" officeooo:rsid="00122e29" style:font-weight-asian="bold" style:font-weight-complex="bold"/>
    </style:style>
    <style:style style:name="T18" style:family="text">
      <style:text-properties fo:color="#468a1a" loext:opacity="100%" officeooo:rsid="00122e29"/>
    </style:style>
    <style:style style:name="T19" style:family="text">
      <style:text-properties officeooo:rsid="0012bbb5"/>
    </style:style>
    <style:style style:name="T20" style:family="text">
      <style:text-properties officeooo:rsid="0012bb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ace</text:p>
      <text:p text:style-name="P1"/>
      <text:p text:style-name="P1"/>
      <text:p text:style-name="P1">Databázový model</text:p>
      <text:p text:style-name="P1"/>
      <text:p text:style-name="P1"/>
      <text:p text:style-name="P1">úpravy dat z frontendu</text:p>
      <text:p text:style-name="P1"/>
      <text:p text:style-name="P1"><text:span text:style-name="T2">/</text:span><text:span text:style-name="T3">data/ </text:span><text:span text:style-name="T1">- seznam tabulek v DB</text:span></text:p>
      <text:p text:style-name="P1"><text:span text:style-name="T2">/</text:span><text:span text:style-name="T3">data/&lt;název tabulky&gt;</text:span><text:span text:style-name="T1"> - zobrazí všechny záznamy z tabulky &lt;název tabulky&gt;</text:span></text:p>
      <text:p text:style-name="P2"><text:span text:style-name="T2">/</text:span><text:span text:style-name="T3">data/&lt;název tabulky&gt;/&lt;id&gt;/select</text:span><text:span text:style-name="T1"> - zobrazí záznam id &lt;id&gt; z tabulky &lt;název tabulky&gt;</text:span></text:p>
      <text:p text:style-name="P2"><text:span text:style-name="T2">/</text:span><text:span text:style-name="T3">data/&lt;název tabulky&gt;/&lt;id&gt;/update</text:span><text:span text:style-name="T1"> - dialogové okno pro update záznamu <text:s/>id &lt;id&gt; z tabulky &lt;název tabulky</text:span></text:p>
      <text:p text:style-name="P2"><text:span text:style-name="T2">/</text:span><text:span text:style-name="T3">data/&lt;název tabulky&gt;/&lt;id&gt;/delete</text:span><text:span text:style-name="T1"> - dialogové okno pro smazání záznamu <text:s/>id &lt;id&gt; z tabulky &lt;název tabulky</text:span></text:p>
      <text:p text:style-name="P2"><text:span text:style-name="T2">/</text:span><text:span text:style-name="T3">data/&lt;název tabulky&gt;/0/insert</text:span><text:span text:style-name="T1">- dialogové okno pro vložení nového záznamu do tabulky &lt;název tabulky</text:span></text:p>
      <text:p text:style-name="P2"/>
      <text:p text:style-name="P9">Popsat algoritmus automatizace</text:p>
      <text:p text:style-name="P2"/>
      <text:p text:style-name="P2"/>
      <text:p text:style-name="P5">Shrnutí zpracování zadání</text:p>
      <text:p text:style-name="P4"><text:span text:style-name="T2">A) Počáteční vložení dat</text:span></text:p>
      <text:p text:style-name="P4"/>
      <text:p text:style-name="P4"><text:tab/><text:span text:style-name="T5">Krok 1)</text:span> Tajemník zadá všechny předměty a studijní skupiny.</text:p>
      <text:p text:style-name="P7"><text:tab/><text:span text:style-name="T11">Zadání předmětů je možno v <text:s/>/data/predmet/0/insert</text:span></text:p>
      <text:p text:style-name="P7"><text:span text:style-name="T11"><text:tab/>Zadání studijních skupin je možno v <text:s/>/data/studijniskupina/0/insert</text:span></text:p>
      <text:p text:style-name="P4"><text:tab/><text:span text:style-name="T5">Krok 2)</text:span> Tajemník vzájemně propojí předměty se studijními skupinami.</text:p>
      <text:p text:style-name="P6"><text:tab/><text:span text:style-name="T4">Propojení je možné v /funkce/predmety_ve_skupinach</text:span></text:p>
      <text:p text:style-name="P4"><text:tab/><text:span text:style-name="T5">Krok 3)</text:span> Tajemník zadá všechny zaměstnance.</text:p>
      <text:p text:style-name="P8"><text:tab/><text:span text:style-name="T16">Zadání </text:span><text:span text:style-name="T17">zaměstnanců</text:span><text:span text:style-name="T16"> je možno v <text:s/>/data/</text:span><text:span text:style-name="T17">zamestnanec</text:span><text:span text:style-name="T16">/0/insert</text:span></text:p>
      <text:p text:style-name="P13"><text:span text:style-name="T5">Krok 4)</text:span> Tajemník v aplikaci automaticky (viz B) vygeneruje pracovní štítky (rozvrhové akce).</text:p>
      <text:p text:style-name="P14">Štítky se vygenerují na /funkce/vygenerujstitky</text:p>
      <text:p text:style-name="P13"><text:span text:style-name="T5">Krok 5)</text:span> Tajemník přiřadí všechny štítky z poolu nepřiřazených štítků jednotlivým zaměstnancům.</text:p>
      <text:p text:style-name="P14">Štítky se přiřazují na /funkce/stitky_k_prirazeni</text:p>
      <text:p text:style-name="P16">Je možno vyfiltrovat dosud nepřiřazené štítky pomocí <text:span text:style-name="T12">/funkce/stitky_k_prirazeni/</text:span>neprirazene</text:p>
      <text:p text:style-name="P4"/>
      <text:p text:style-name="P4"><text:span text:style-name="T2">B) Automatizace aplikace</text:span></text:p>
      <text:p text:style-name="P4"/>
      <text:p text:style-name="P17"><text:span text:style-name="T5">Krok 1)</text:span> Podle počtu studentů a velikostí tříd u jednotlivých předmětů se vygenerují pracovní štítky. </text:p>
      <text:p text:style-name="P17"/>
      <text:p text:style-name="P17"><text:span text:style-name="T6">Příklad:</text:span> Pokud má skupina 30 studentů a předmět přednášku a cvičení s velikostí třídy 12, vygeneruje se 1 x pracovní štítek přednáška – počet studentů 30 a 3 x pracovní štítek cvičení – počet studentů 10.</text:p>
      <text:p text:style-name="P17"/>
      <text:p text:style-name="P15"><text:span text:style-name="T19">Cesta </text:span>/funkce/vygenerujstitky <text:span text:style-name="T19">vygeneruje štítky a přegeneruje vygenerované, u kterých nastala změna</text:span></text:p>
      <text:p text:style-name="P17"/>
      <text:p text:style-name="P17"><text:soft-page-break/><text:span text:style-name="T5">Přepočítání pří úbytku studentů)</text:span></text:p>
      <text:p text:style-name="P17"/>
      <text:p text:style-name="P17"><text:span text:style-name="T6">Příklad:</text:span> Pokud ze 30 ubude studentů na 19. Zůstanou 2 x štítek cvičení s 10, 9 studenty. A jeden 1 x prázdný štítek s 0 studenty. Ten musím být označen, aby ho tajemník mohl odmazat a automaticky se za něj nepočítají žádné body do úvazku.</text:p>
      <text:p text:style-name="P17"/>
      <text:p text:style-name="P15"><text:span text:style-name="T19">Obsaženo v </text:span>/funkce/vygenerujstitky</text:p>
      <text:p text:style-name="P17"/>
      <text:p text:style-name="P17"><text:span text:style-name="T2">Přepočítání při nárustu studentů)</text:span></text:p>
      <text:p text:style-name="P17"/>
      <text:p text:style-name="P17"><text:span text:style-name="T6">Příklad:</text:span> Pokud počet studentů ze 30 naroste na 44. U třech předchozích cvičení stoupne počet z 10 na 11. A vygeneruje se nový štítek v poolu nepřiřazených štítků s počtem studentů 11.</text:p>
      <text:p text:style-name="P17"/>
      <text:p text:style-name="P15"><text:span text:style-name="T19">Obsaženo v </text:span>/funkce/vygenerujstitky</text:p>
      <text:p text:style-name="P15"/>
      <text:p text:style-name="P17"><text:span text:style-name="T7">Krok 2)</text:span><text:span text:style-name="T8"> Automaticky vygenerují štítky pro z, zk, kl. Kdo cvičí dává z, kl a kdo přednáší dává zk.</text:span></text:p>
      <text:p text:style-name="P17"><text:span text:style-name="T8"/></text:p>
      <text:p text:style-name="P15"><text:span text:style-name="T19">Obsaženo v </text:span>/funkce/vygenerujstitky</text:p>
      <text:p text:style-name="P4"/>
      <text:p text:style-name="P4"><text:span text:style-name="T2">C) Jak tajemník řídí úvazky</text:span></text:p>
      <text:p text:style-name="P4"/>
      <text:p text:style-name="P4"><text:tab/>a) Neustále upřesňuje počty studentů ve skupinách.</text:p>
      <text:p text:style-name="P4"/>
      <text:p text:style-name="P17">b) Přesouvá štítky od zaměstnanců do poolu nezařazených štítků a zpátky, aby všechny štítky někoho měly, ale nikdo neměl příliš mnoho úvazkových bodů.</text:p>
      <text:p text:style-name="P4"/>
      <text:p text:style-name="P18">c) Mění velikost tříd u předmětů z 12 na 24, nebo naopak.</text:p>
      <text:p text:style-name="P18"/>
      <text:p text:style-name="P17">d) Vytváří mimořádné pracovní štítky, nespojené se žádným předmětem. To musí být na štítku viditelné.</text:p>
      <text:p text:style-name="P4"/>
      <text:p text:style-name="P4"/>
      <text:p text:style-name="P4"><text:span text:style-name="T9">D) Předání informací o úvazku zaměstnancům</text:span></text:p>
      <text:p text:style-name="P3"/>
      <text:p text:style-name="P4"><text:span text:style-name="T8"><text:tab/>a) Pomocí knihovny EPPlus 5 bych to zaměstnanci zapsal do toho úvazkového listu xls.</text:span></text:p>
      <text:p text:style-name="P3"/>
      <text:p text:style-name="P12"><text:span text:style-name="T8">EPPlus: </text:span><text:a xlink:type="simple" xlink:href="https://www.youtube.com/redirect?event=video_description&amp;redir_token=QUFFLUhqbU9BcDh4V1ZBNlhoYm5EYjg5c1FoV0d5SHYyZ3xBQ3Jtc0ttRjFBejlPdjV2Zm53YndJQzhZY1hzeVBYcFV4VklCNTloTFhpZHNlTXY2WUFrMVpOYUZJcTItd1hJYzZvWTJQNnZUQTZDQVUwWEU1RVUwaE1OVUpXeG01N0pfNXEzRmhJS1o2aHlDWXNZcU1jLTN6NA&amp;q=https%3A%2F%2Fgithub.com%2FEPPlusSoftware%2FEPPlus" office:target-frame-name="_blank" xlink:show="new" text:style-name="Internet_20_link" text:visited-style-name="Visited_20_Internet_20_Link"><text:span text:style-name="Internet_20_link"><text:span text:style-name="T8">https://github.com/EPPlusSoftware/EPPlus</text:span></text:span></text:a></text:p>
      <text:p text:style-name="P3"/>
      <text:p text:style-name="P12"><text:span text:style-name="T8">b) Pomocí FluentEmail nebo MailKit, bych to odeslal.</text:span></text:p>
      <text:p text:style-name="P11"/>
      <text:p text:style-name="P13"><text:span text:style-name="T8">FluentEmail: </text:span><text:a xlink:type="simple" xlink:href="https://www.youtube.com/redirect?event=video_description&amp;redir_token=QUFFLUhqbS02ZGVzWkdyOEFoakowbmE5X05zSnJzWW9QUXxBQ3Jtc0tuaDFWbG5vclZzdHgyeHZKTHNmRUY0ZXUzUk1uQW9WanZRaS1iaXFUeEF4RnZwcEh4aTVFTjIzR19kb2phTmpNaFBBTEt1dkcwV1FjYjFkbzdQeDFXV1FaMWplY0RKeWFzNkF1WTlJODdJUDJDRUF6WQ&amp;q=https%3A%2F%2Fgithub.com%2Flukencode%2FFluentEmail" office:target-frame-name="_blank" xlink:show="new" text:style-name="Internet_20_link" text:visited-style-name="Visited_20_Internet_20_Link"><text:span text:style-name="Internet_20_link"><text:span text:style-name="T8">https://github.com/lukencode/FluentEmail</text:span></text:span></text:a><text:span text:style-name="T8">​ </text:span></text:p>
      <text:p text:style-name="P13"><text:span text:style-name="T8">MailKit: </text:span><text:a xlink:type="simple" xlink:href="https://www.youtube.com/redirect?event=video_description&amp;redir_token=QUFFLUhqbjA0dDFkNjhDZWlfSkVMamlGTnZQMFoySHlrZ3xBQ3Jtc0tuNklJMkVMYWVZcF83b3RjTng2dUNLRVl1SFlKR01qa2tnclF3bDhSV0picHItOEhRa2xxZ2dmZ0dSeXNRVHUxMVAzZ0NzQmxkSzNzY1hPYllyc1Vrc2tUdi1PdGxWa3BHeU9kX3hYd2JZNHBUcVRBbw&amp;q=https%3A%2F%2Fgithub.com%2Fjstedfast%2FMailKit" office:target-frame-name="_blank" xlink:show="new" text:style-name="Internet_20_link" text:visited-style-name="Visited_20_Internet_20_Link"><text:span text:style-name="Internet_20_link"><text:span text:style-name="T8">https://github.com/jstedfast/MailKit</text:span></text:span></text:a></text:p>
      <text:p text:style-name="P11"/>
      <text:p text:style-name="P12"><text:span text:style-name="T8">c) Pomocí PaperCut, bych to celé otestoval.</text:span></text:p>
      <text:p text:style-name="P11"/>
      <text:p text:style-name="P12"><text:span text:style-name="T8">Papercut SMTP: </text:span><text:a xlink:type="simple" xlink:href="https://www.youtube.com/redirect?event=video_description&amp;redir_token=QUFFLUhqbnk2MXFiSDd3V1Z3dnZUWmhuVVZoM3hITXJiQXxBQ3Jtc0ttQlJ6N2xiWmlBc1N4RWJMMEtIZ0NMR3dxU2U5VlN4c25sVzgtajUzcUd0ZzhTNHR1N0F3WEtKT0s5cEROczN4cFJkS0RTRzJiaGxVR21pV1ZmUGI3TW1YX3pCRzUyQjJSV3YxanlfVU9XNVB1emMxSQ&amp;q=https%3A%2F%2Fgithub.com%2FChangemakerStudios%2FPapercut-SMTP" office:target-frame-name="_blank" xlink:show="new" text:style-name="Internet_20_link" text:visited-style-name="Visited_20_Internet_20_Link"><text:span text:style-name="Internet_20_link"><text:span text:style-name="T8">https://github.com/ChangemakerStudios...</text:span></text:span></text:a></text:p>
      <text:p text:style-name="P11"/>
      <text:p text:style-name="P13"><text:span text:style-name="T8">Info, proč jsou tyhle knihovny super: </text:span><text:a xlink:type="simple" xlink:href="https://www.youtube.com/watch?v=uS0hRJqamfU&amp;list=PL0YTYqjOfcLG9nLk6pTcEAUGHEsLQCcFP&amp;index=8" text:style-name="Internet_20_link" text:visited-style-name="Visited_20_Internet_20_Link"><text:span text:style-name="Internet_20_link"><text:span text:style-name="T8">https://www.youtube.com/watch?v=uS0hRJqamfU&amp;list=PL0YTYqjOfcLG9nLk6pTcEAUGHEsLQCcFP&amp;index=8</text:span></text:span></text:a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5T15:32:09.456000000</meta:creation-date>
    <dc:date>2021-07-06T00:00:49.405000000</dc:date>
    <meta:editing-duration>PT17M28S</meta:editing-duration>
    <meta:editing-cycles>4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50" meta:word-count="464" meta:character-count="3443" meta:non-whitespace-character-count="3010"/>
  </office:meta>
</office:document-meta>
</file>